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3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2cm" fo:min-width="0cm"/>
    </style:style>
    <style:style style:name="gr3" style:family="graphic" style:parent-style-name="standard">
      <style:graphic-properties svg:stroke-width="0.053cm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044cm" draw:stroke-linejoin="miter" draw:fill="solid" draw:fill-color="#ffffff"/>
    </style:style>
    <style:style style:name="gr5" style:family="graphic" style:parent-style-name="standard">
      <style:graphic-properties draw:stroke="none" svg:stroke-width="0.044cm" draw:stroke-linejoin="miter" draw:fill="solid" draw:fill-color="#000000"/>
    </style:style>
    <style:style style:name="gr6" style:family="graphic" style:parent-style-name="objectwithoutfill">
      <style:graphic-properties draw:stroke="dash" draw:stroke-dash="Dashed_20__28_var_29_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.641cm" svg:height="1.373cm" svg:x="5.757cm" svg:y="1.254cm">
            <draw:text-box>
              <text:p>1</text:p>
            </draw:text-box>
          </draw:frame>
          <draw:frame draw:style-name="gr2" draw:text-style-name="P1" draw:layer="layout" svg:width="1.642cm" svg:height="1.372cm" svg:x="10.661cm" svg:y="8.1cm">
            <draw:text-box>
              <text:p>2</text:p>
            </draw:text-box>
          </draw:frame>
          <draw:frame draw:style-name="gr1" draw:text-style-name="P1" draw:layer="layout" svg:width="1.642cm" svg:height="1.373cm" svg:x="1.127cm" svg:y="8.263cm">
            <draw:text-box>
              <text:p>3</text:p>
            </draw:text-box>
          </draw:frame>
          <draw:line draw:style-name="gr3" draw:text-style-name="P2" draw:layer="layout" svg:x1="6.871cm" svg:y1="2.524cm" svg:x2="10.779cm" svg:y2="7.888cm">
            <text:p/>
          </draw:line>
          <draw:line draw:style-name="gr3" draw:text-style-name="P2" draw:layer="layout" svg:x1="5.539cm" svg:y1="2.523cm" svg:x2="1.707cm" svg:y2="7.739cm">
            <text:p/>
          </draw:line>
          <draw:line draw:style-name="gr3" draw:text-style-name="P2" draw:layer="layout" svg:x1="2.245cm" svg:y1="8.915cm" svg:x2="10.388cm" svg:y2="8.915cm">
            <text:p/>
          </draw:line>
          <draw:g>
            <svg:title>TexMaths</svg:title>
            <svg:desc>14§display§\alpha_{1,2}§svg§600§FALSE§</svg:desc>
            <draw:polygon draw:style-name="gr4" draw:text-style-name="P3" draw:layer="layout" svg:width="2.031cm" svg:height="0.871cm" svg:x="7.985cm" svg:y="4.573cm" svg:viewBox="0 0 2032 872" draw:points="1016,872 0,872 0,0 2032,0 2032,872">
              <text:p/>
            </draw:polygon>
            <draw:path draw:style-name="gr5" draw:text-style-name="P4" draw:layer="layout" svg:width="0.683cm" svg:height="0.553cm" svg:x="8.035cm" svg:y="4.556cm" svg:viewBox="0 0 684 554" svg:d="M532 252c0-191-114-252-203-252-168 0-329 174-329 346 0 114 72 208 197 208 77 0 166-28 260-103 14 64 55 103 111 103 63 0 102-67 102-86 0-8-8-14-17-14-8 0-11 6-14 14-22 58-66 58-69 58-38 0-38-94-38-124 0-25 0-28 13-42 114-144 139-288 139-288 0-3 0-11-14-11-11 0-11 3-17 25-22 77-63 169-121 241zM451 418c-108 94-202 108-252 108-72 0-108-55-108-133 0-58 31-191 70-255 58-88 124-110 166-110 121 0 121 160 121 254 0 45 0 117 3 136z">
              <text:p/>
            </draw:path>
            <draw:path draw:style-name="gr5" draw:text-style-name="P4" draw:layer="layout" svg:width="0.312cm" svg:height="0.567cm" svg:x="8.854cm" svg:y="4.711cm" svg:viewBox="0 0 313 568" svg:d="M194 25c0-25-3-25-25-25-55 53-133 55-169 55v31c19 0 78 0 125-25v438c0 27 0 38-86 38h-33v31c16 0 121-3 152-3 27 0 135 3 155 3v-31h-33c-86 0-86-11-86-38z">
              <text:p/>
            </draw:path>
            <draw:path draw:style-name="gr5" draw:text-style-name="P4" draw:layer="layout" svg:width="0.11cm" svg:height="0.265cm" svg:x="9.339cm" svg:y="5.179cm" svg:viewBox="0 0 111 266" svg:d="M86 86c0 47-8 102-67 158-5 2-8 5-8 8 0 8 8 14 14 14 11 0 86-69 86-172 0-52-22-94-61-94-28 0-50 22-50 50s19 50 50 50c22 0 36-14 36-14z">
              <text:p/>
            </draw:path>
            <draw:path draw:style-name="gr5" draw:text-style-name="P4" draw:layer="layout" svg:width="0.378cm" svg:height="0.567cm" svg:x="9.585cm" svg:y="4.711cm" svg:viewBox="0 0 379 568" svg:d="M379 413h-30c-3 19-11 69-22 77-6 6-72 6-83 6h-158c88-81 119-103 171-144 64-50 122-103 122-186 0-102-91-166-202-166-105 0-177 75-177 152 0 45 36 50 44 50 22 0 47-16 47-47 0-14-5-44-49-44 24-61 83-81 124-81 86 0 130 67 130 136 0 75-52 133-80 166l-208 203c-8 8-8 11-8 33h354z">
              <text:p/>
            </draw:path>
          </draw:g>
          <draw:line draw:style-name="gr6" draw:text-style-name="P5" draw:layer="layout" svg:x1="2.564cm" svg:y1="8.1cm" svg:x2="7.833cm" svg:y2="5.32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Kleinhesselink</meta:initial-creator>
    <meta:creation-date>2018-04-09T12:34:57.221739700</meta:creation-date>
    <dc:date>2018-04-09T14:29:39.345079764</dc:date>
    <dc:creator>Andy Kleinhesselink</dc:creator>
    <meta:editing-duration>PT1H33M59S</meta:editing-duration>
    <meta:editing-cycles>5</meta:editing-cycles>
    <meta:generator>LibreOffice/6.0.3.2$Linux_X86_64 LibreOffice_project/00m0$Build-2</meta:generator>
    <meta:document-statistic meta:object-count="14"/>
  </office:meta>
</office:document-meta>
</file>